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22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cccccc"/>
    </style:style>
    <style:style style:name="ce34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ackground-color="#00cccc"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7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TAB1</text:p>
          </table:table-cell>
          <table:table-cell table:style-name="ce36" office:value-type="string" calcext:value-type="string">
            <text:p>0x0?</text:p>
          </table:table-cell>
          <table:table-cell table:style-name="ce36" office:value-type="string" calcext:value-type="string">
            <text:p>0x1?</text:p>
          </table:table-cell>
          <table:table-cell table:style-name="ce36" office:value-type="string" calcext:value-type="string">
            <text:p>0x2?</text:p>
          </table:table-cell>
          <table:table-cell table:style-name="ce36" office:value-type="string" calcext:value-type="string">
            <text:p>0x3?</text:p>
          </table:table-cell>
          <table:table-cell table:style-name="ce36" office:value-type="string" calcext:value-type="string">
            <text:p>0x4?</text:p>
          </table:table-cell>
          <table:table-cell table:style-name="ce36" office:value-type="string" calcext:value-type="string">
            <text:p>0x5?</text:p>
          </table:table-cell>
          <table:table-cell table:style-name="ce36" office:value-type="string" calcext:value-type="string">
            <text:p>0x6?</text:p>
          </table:table-cell>
          <table:table-cell table:style-name="ce36" office:value-type="string" calcext:value-type="string">
            <text:p>0x7?</text:p>
          </table:table-cell>
          <table:table-cell table:style-name="ce36" office:value-type="string" calcext:value-type="string">
            <text:p>0x8?</text:p>
          </table:table-cell>
          <table:table-cell table:style-name="ce36" office:value-type="string" calcext:value-type="string">
            <text:p>0x9?</text:p>
          </table:table-cell>
          <table:table-cell table:style-name="ce36" office:value-type="string" calcext:value-type="string">
            <text:p>0xA?</text:p>
          </table:table-cell>
          <table:table-cell table:style-name="ce36" office:value-type="string" calcext:value-type="string">
            <text:p>0xB?</text:p>
          </table:table-cell>
          <table:table-cell table:style-name="ce36" office:value-type="string" calcext:value-type="string">
            <text:p>0xC?</text:p>
          </table:table-cell>
          <table:table-cell table:style-name="ce36" office:value-type="string" calcext:value-type="string">
            <text:p>0xD?</text:p>
          </table:table-cell>
          <table:table-cell table:style-name="ce36" office:value-type="string" calcext:value-type="string">
            <text:p>0xE?</text:p>
          </table:table-cell>
          <table:table-cell table:style-name="ce36" office:value-type="string" calcext:value-type="string">
            <text:p>0xF?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0</text:p>
          </table:table-cell>
          <table:table-cell table:style-name="ce70" office:value-type="string" calcext:value-type="string" table:number-columns-spanned="2" table:number-rows-spanned="1">
            <text:p>ALU</text:p>
          </table:table-cell>
          <table:covered-table-cell table:style-name="ce73" office:value-type="string" calcext:value-type="string">
            <text:p>NA</text:p>
          </table:covered-table-cell>
          <table:table-cell table:number-columns-repeated="12" table:style-name="ce5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1</text:p>
          </table:table-cell>
          <table:table-cell table:style-name="ce40" office:value-type="string" calcext:value-type="string" table:number-columns-spanned="16" table:number-rows-spanned="1">
            <text:p>SVR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2</text:p>
          </table:table-cell>
          <table:table-cell table:style-name="ce41" office:value-type="string" calcext:value-type="string" table:number-columns-spanned="16" table:number-rows-spanned="1">
            <text:p>SVW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3</text:p>
          </table:table-cell>
          <table:table-cell table:style-name="ce43" office:value-type="string" calcext:value-type="string" table:number-columns-spanned="16" table:number-rows-spanned="1">
            <text:p>S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4</text:p>
          </table:table-cell>
          <table:table-cell table:style-name="ce44" office:value-type="string" calcext:value-type="string" table:number-columns-spanned="16" table:number-rows-spanned="1">
            <text:p>R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5</text:p>
          </table:table-cell>
          <table:table-cell table:style-name="ce45" office:value-type="string" calcext:value-type="string" table:number-columns-spanned="16" table:number-rows-spanned="1">
            <text:p>C&gt;D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6</text:p>
          </table:table-cell>
          <table:table-cell table:style-name="ce46" office:value-type="string" calcext:value-type="string" table:number-columns-spanned="16" table:number-rows-spanned="1">
            <text:p>COOP</text:p>
          </table:table-cell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65"/>
          <table:covered-table-cell/>
          <table:covered-table-cell table:style-name="ce68" office:value-type="string" calcext:value-type="string">
            <text:p>NA</text:p>
          </table:covered-table-cell>
          <table:covered-table-cell table:number-columns-repeated="2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7</text:p>
          </table:table-cell>
          <table:table-cell table:style-name="ce6" office:value-type="string" calcext:value-type="string">
            <text:p>JOFN</text:p>
          </table:table-cell>
          <table:table-cell table:style-name="ce6" office:value-type="string" calcext:value-type="string">
            <text:p>JOFI</text:p>
          </table:table-cell>
          <table:table-cell table:style-name="ce6" office:value-type="string" calcext:value-type="string">
            <text:p>JON</text:p>
          </table:table-cell>
          <table:table-cell table:style-name="ce6" office:value-type="string" calcext:value-type="string">
            <text:p>JOI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DECB</text:p>
          </table:table-cell>
          <table:table-cell table:style-name="ce6" office:value-type="string" calcext:value-type="string">
            <text:p>INCB</text:p>
          </table:table-cell>
          <table:table-cell table:style-name="ce6" office:value-type="string" calcext:value-type="string">
            <text:p>AB&gt;W</text:p>
          </table:table-cell>
          <table:table-cell table:style-name="ce6" office:value-type="string" calcext:value-type="string">
            <text:p>DB&gt;R</text:p>
          </table:table-cell>
          <table:table-cell table:style-name="ce6" office:value-type="string" calcext:value-type="string">
            <text:p>W&gt;AB</text:p>
          </table:table-cell>
          <table:table-cell table:style-name="ce6" office:value-type="string" calcext:value-type="string">
            <text:p>R&gt;AB</text:p>
          </table:table-cell>
          <table:table-cell table:style-name="ce6" office:value-type="string" calcext:value-type="string">
            <text:p>R&gt;DB</text:p>
          </table:table-cell>
          <table:table-cell table:style-name="ce78"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table:style-name="ce74" office:value-type="string" calcext:value-type="string">
            <text:p>TAB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8</text:p>
          </table:table-cell>
          <table:table-cell table:style-name="ce48" office:value-type="string" calcext:value-type="string" table:number-columns-spanned="16" table:number-rows-spanned="8">
            <text:p>JMP</text:p>
          </table:table-cell>
          <table:covered-table-cell table:number-columns-repeated="15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9</text:p>
          </table:table-cell>
          <table:covered-table-cell table:style-name="ce48"/>
          <table:covered-table-cell table:number-columns-repeated="15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A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B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C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D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E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0x0F</text:p>
          </table:table-cell>
          <table:covered-table-cell table:number-columns-repeated="16" table:style-name="ce4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>
            <text:p>TAB2</text:p>
          </table:table-cell>
          <table:table-cell table:style-name="ce42" office:value-type="string" calcext:value-type="string">
            <text:p>0x0</text:p>
          </table:table-cell>
          <table:table-cell table:style-name="ce42" office:value-type="string" calcext:value-type="string">
            <text:p>0x1</text:p>
          </table:table-cell>
          <table:table-cell table:style-name="ce42" office:value-type="string" calcext:value-type="string">
            <text:p>0x2</text:p>
          </table:table-cell>
          <table:table-cell table:style-name="ce42" office:value-type="string" calcext:value-type="string">
            <text:p>0x3</text:p>
          </table:table-cell>
          <table:table-cell table:style-name="ce42" office:value-type="string" calcext:value-type="string">
            <text:p>0x4</text:p>
          </table:table-cell>
          <table:table-cell table:style-name="ce42" office:value-type="string" calcext:value-type="string">
            <text:p>0x5</text:p>
          </table:table-cell>
          <table:table-cell table:style-name="ce42" office:value-type="string" calcext:value-type="string">
            <text:p>0x6</text:p>
          </table:table-cell>
          <table:table-cell table:style-name="ce42" office:value-type="string" calcext:value-type="string">
            <text:p>0x7</text:p>
          </table:table-cell>
          <table:table-cell table:style-name="ce42" office:value-type="string" calcext:value-type="string">
            <text:p>0x8</text:p>
          </table:table-cell>
          <table:table-cell table:style-name="ce42" office:value-type="string" calcext:value-type="string">
            <text:p>0x9</text:p>
          </table:table-cell>
          <table:table-cell table:style-name="ce36" office:value-type="string" calcext:value-type="string">
            <text:p>0xA</text:p>
          </table:table-cell>
          <table:table-cell table:style-name="ce36" office:value-type="string" calcext:value-type="string">
            <text:p>0xB</text:p>
          </table:table-cell>
          <table:table-cell table:style-name="ce36" office:value-type="string" calcext:value-type="string">
            <text:p>0xC</text:p>
          </table:table-cell>
          <table:table-cell table:style-name="ce36" office:value-type="string" calcext:value-type="string">
            <text:p>0xD</text:p>
          </table:table-cell>
          <table:table-cell table:style-name="ce36" office:value-type="string" calcext:value-type="string">
            <text:p>0xE</text:p>
          </table:table-cell>
          <table:table-cell table:style-name="ce36" office:value-type="string" calcext:value-type="string">
            <text:p>0xF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4" office:value-type="string" calcext:value-type="string">
            <text:p>0x07F</text:p>
          </table:table-cell>
          <table:table-cell table:style-name="ce10" office:value-type="string" calcext:value-type="string">
            <text:p>O&gt;DB</text:p>
          </table:table-cell>
          <table:table-cell table:style-name="ce12" office:value-type="string" calcext:value-type="string">
            <text:p>DB&gt;O</text:p>
          </table:table-cell>
          <table:table-cell table:style-name="ce13" office:value-type="string" calcext:value-type="string">
            <text:p>END</text:p>
          </table:table-cell>
          <table:table-cell table:style-name="ce14" office:value-type="string" calcext:value-type="string">
            <text:p>HLT</text:p>
          </table:table-cell>
          <table:table-cell table:style-name="ce15" office:value-type="string" calcext:value-type="string">
            <text:p>READ</text:p>
          </table:table-cell>
          <table:table-cell table:style-name="ce16" office:value-type="string" calcext:value-type="string">
            <text:p>WRT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2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18"/>
        </table:table-row>
        <table:table-row table:style-name="ro2" table:number-rows-repeated="13"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 table:number-columns-repeated="2"/>
          <table:table-cell table:style-name="ce2"/>
          <table:table-cell table:number-columns-repeated="18"/>
        </table:table-row>
        <calcext:conditional-formats>
          <calcext:conditional-format calcext:target-range-address="List1.R4:List1.S9 List1.E7:List1.Q7 List1.E8:List1.Q8 List1.R10:List1.R10 List1.E4:List1.Q6">
            <calcext:condition calcext:apply-style-name="Note" calcext:value="contains-text(&quot;NA&quot;)" calcext:base-cell-address="List1.E4"/>
          </calcext:conditional-format>
          <calcext:conditional-format calcext:target-range-address="List1.D10:List1.P10 List1.Q9:List1.Q9">
            <calcext:condition calcext:apply-style-name="Note" calcext:value="contains-text(&quot;NA&quot;)" calcext:base-cell-address="List1.D9"/>
          </calcext:conditional-format>
          <calcext:conditional-format calcext:target-range-address="List1.M9:List1.M9 List1.I9:List1.I9 List1.G9:List1.G9 List1.E9:List1.E9 List1.K9:List1.K9">
            <calcext:condition calcext:apply-style-name="Note" calcext:value="contains-text(&quot;NA&quot;)" calcext:base-cell-address="List1.E9"/>
          </calcext:conditional-format>
          <calcext:conditional-format calcext:target-range-address="List1.D22:List1.D22">
            <calcext:condition calcext:apply-style-name="Note" calcext:value="contains-text(&quot;NA&quot;)" calcext:base-cell-address="List1.D22"/>
          </calcext:conditional-format>
          <calcext:conditional-format calcext:target-range-address="List1.T22:List1.U22">
            <calcext:condition calcext:apply-style-name="Note" calcext:value="contains-text(&quot;NA&quot;)" calcext:base-cell-address="List1.T22"/>
          </calcext:conditional-format>
          <calcext:conditional-format calcext:target-range-address="List1.E22:List1.E22">
            <calcext:condition calcext:apply-style-name="Note" calcext:value="contains-text(&quot;NA&quot;)" calcext:base-cell-address="List1.E22"/>
          </calcext:conditional-format>
          <calcext:conditional-format calcext:target-range-address="List1.F22:List1.F22">
            <calcext:condition calcext:apply-style-name="Note" calcext:value="contains-text(&quot;NA&quot;)" calcext:base-cell-address="List1.F22"/>
          </calcext:conditional-format>
          <calcext:conditional-format calcext:target-range-address="List1.G22:List1.G22">
            <calcext:condition calcext:apply-style-name="Note" calcext:value="contains-text(&quot;NA&quot;)" calcext:base-cell-address="List1.G22"/>
          </calcext:conditional-format>
          <calcext:conditional-format calcext:target-range-address="List1.H22:List1.H22">
            <calcext:condition calcext:apply-style-name="Note" calcext:value="contains-text(&quot;NA&quot;)" calcext:base-cell-address="List1.H22"/>
          </calcext:conditional-format>
          <calcext:conditional-format calcext:target-range-address="List1.I22:List1.I22">
            <calcext:condition calcext:apply-style-name="Note" calcext:value="contains-text(&quot;NA&quot;)" calcext:base-cell-address="List1.I22"/>
          </calcext:conditional-format>
          <calcext:conditional-format calcext:target-range-address="List1.J22:List1.J22">
            <calcext:condition calcext:apply-style-name="Note" calcext:value="contains-text(&quot;NA&quot;)" calcext:base-cell-address="List1.J22"/>
          </calcext:conditional-format>
          <calcext:conditional-format calcext:target-range-address="List1.K22:List1.K22">
            <calcext:condition calcext:apply-style-name="Note" calcext:value="contains-text(&quot;NA&quot;)" calcext:base-cell-address="List1.K22"/>
          </calcext:conditional-format>
          <calcext:conditional-format calcext:target-range-address="List1.L22:List1.L22">
            <calcext:condition calcext:apply-style-name="Note" calcext:value="contains-text(&quot;NA&quot;)" calcext:base-cell-address="List1.L22"/>
          </calcext:conditional-format>
          <calcext:conditional-format calcext:target-range-address="List1.M22:List1.M22">
            <calcext:condition calcext:apply-style-name="Note" calcext:value="contains-text(&quot;NA&quot;)" calcext:base-cell-address="List1.M22"/>
          </calcext:conditional-format>
          <calcext:conditional-format calcext:target-range-address="List1.N22:List1.N22">
            <calcext:condition calcext:apply-style-name="Note" calcext:value="contains-text(&quot;NA&quot;)" calcext:base-cell-address="List1.N22"/>
          </calcext:conditional-format>
          <calcext:conditional-format calcext:target-range-address="List1.O22:List1.O22">
            <calcext:condition calcext:apply-style-name="Note" calcext:value="contains-text(&quot;NA&quot;)" calcext:base-cell-address="List1.O22"/>
          </calcext:conditional-format>
          <calcext:conditional-format calcext:target-range-address="List1.P22:List1.P22">
            <calcext:condition calcext:apply-style-name="Note" calcext:value="contains-text(&quot;NA&quot;)" calcext:base-cell-address="List1.P22"/>
          </calcext:conditional-format>
          <calcext:conditional-format calcext:target-range-address="List1.Q22:List1.Q22">
            <calcext:condition calcext:apply-style-name="Note" calcext:value="contains-text(&quot;NA&quot;)" calcext:base-cell-address="List1.Q22"/>
          </calcext:conditional-format>
          <calcext:conditional-format calcext:target-range-address="List1.R22:List1.R22">
            <calcext:condition calcext:apply-style-name="Note" calcext:value="contains-text(&quot;NA&quot;)" calcext:base-cell-address="List1.R22"/>
          </calcext:conditional-format>
          <calcext:conditional-format calcext:target-range-address="List1.S22:List1.S22">
            <calcext:condition calcext:apply-style-name="Note" calcext:value="contains-text(&quot;NA&quot;)" calcext:base-cell-address="List1.S22"/>
          </calcext:conditional-format>
          <calcext:conditional-format calcext:target-range-address="List1.S10:List1.S10">
            <calcext:condition calcext:apply-style-name="Note" calcext:value="contains-text(&quot;NA&quot;)" calcext:base-cell-address="List1.S10"/>
          </calcext:conditional-format>
          <calcext:conditional-format calcext:target-range-address="List1.D4:List1.D4">
            <calcext:condition calcext:apply-style-name="Note" calcext:value="contains-text(&quot;NA&quot;)" calcext:base-cell-address="List1.D4"/>
          </calcext:conditional-format>
          <calcext:conditional-format calcext:target-range-address="List1.D5:List1.D5">
            <calcext:condition calcext:apply-style-name="Note" calcext:value="contains-text(&quot;NA&quot;)" calcext:base-cell-address="List1.D5"/>
          </calcext:conditional-format>
          <calcext:conditional-format calcext:target-range-address="List1.D6:List1.D6">
            <calcext:condition calcext:apply-style-name="Note" calcext:value="contains-text(&quot;NA&quot;)" calcext:base-cell-address="List1.D6"/>
          </calcext:conditional-format>
          <calcext:conditional-format calcext:target-range-address="List1.D8:List1.D8">
            <calcext:condition calcext:apply-style-name="Note" calcext:value="contains-text(&quot;NA&quot;)" calcext:base-cell-address="List1.D8"/>
          </calcext:conditional-format>
          <calcext:conditional-format calcext:target-range-address="List1.D7:List1.D7">
            <calcext:condition calcext:apply-style-name="Note" calcext:value="contains-text(&quot;NA&quot;)" calcext:base-cell-address="List1.D7"/>
          </calcext:conditional-format>
          <calcext:conditional-format calcext:target-range-address="List1.D9:List1.D9">
            <calcext:condition calcext:apply-style-name="Note" calcext:value="contains-text(&quot;NA&quot;)" calcext:base-cell-address="List1.D9"/>
          </calcext:conditional-format>
          <calcext:conditional-format calcext:target-range-address="List1.S3:List1.S3 List1.E3:List1.Q3">
            <calcext:condition calcext:apply-style-name="Note" calcext:value="contains-text(&quot;NA&quot;)" calcext:base-cell-address="List1.E3"/>
          </calcext:conditional-format>
          <calcext:conditional-format calcext:target-range-address="List1.D3:List1.D3">
            <calcext:condition calcext:apply-style-name="Note" calcext:value="contains-text(&quot;NA&quot;)" calcext:base-cell-address="List1.D3"/>
          </calcext:conditional-format>
          <calcext:conditional-format calcext:target-range-address="List1.R3:List1.R3">
            <calcext:condition calcext:apply-style-name="Note" calcext:value="contains-text(&quot;NA&quot;)" calcext:base-cell-address="List1.R3"/>
          </calcext:conditional-format>
          <calcext:conditional-format calcext:target-range-address="List1.Q10:List1.Q10">
            <calcext:condition calcext:apply-style-name="Note" calcext:value="contains-text(&quot;NA&quot;)" calcext:base-cell-address="List1.Q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.00.0000</text:date>, <text:time style:data-style-name="N2" text:time-value="20:05:15.27751278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2-18T20:05:31.521145150</dc:date>
    <meta:editing-duration>PT8H59S</meta:editing-duration>
    <meta:editing-cycles>7</meta:editing-cycles>
    <meta:generator>LibreOffice/5.4.4.2$Linux_X86_64 LibreOffice_project/40m0$Build-2</meta:generator>
    <meta:document-statistic meta:table-count="1" meta:cell-count="189" meta:object-count="0"/>
  </office:meta>
</office:document-meta>
</file>